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73db4" officeooo:paragraph-rsid="00173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Config: Debian default config, enhanced to work on kernel 5.15.11. (Optimised size and performanc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9:06:15.419100836</meta:creation-date>
    <dc:date>2021-12-29T19:07:22.562139136</dc:date>
    <meta:editing-duration>PT1M8S</meta:editing-duration>
    <meta:editing-cycles>1</meta:editing-cycles>
    <meta:document-statistic meta:table-count="0" meta:image-count="0" meta:object-count="0" meta:page-count="1" meta:paragraph-count="1" meta:word-count="14" meta:character-count="100" meta:non-whitespace-character-count="87"/>
    <meta:generator>LibreOffice/7.2.4.1$Linux_X86_64 LibreOffice_project/20$Build-1</meta:generator>
  </office:meta>
</office:document-meta>
</file>